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7cm" fo:min-width="0.29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4.95cm" fo:min-width="9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style:style style:name="T4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cm" svg:height="2cm" svg:x="13cm" svg:y="4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13cm" svg:y="7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5cm" svg:x2="10.6cm" svg:y2="5cm">
          <text:p/>
        </draw:line>
        <draw:frame draw:style-name="gr3" draw:text-style-name="P4" draw:layer="layout" svg:width="0.781cm" svg:height="0.747cm" svg:x="9.3cm" svg:y="4.1cm">
          <draw:text-box>
            <text:p><text:span text:style-name="T1">x</text:span></text:p>
          </draw:text-box>
        </draw:frame>
        <draw:frame draw:style-name="gr3" draw:text-style-name="P4" draw:layer="layout" svg:width="0.781cm" svg:height="0.747cm" svg:x="17.101cm" svg:y="4.101cm">
          <draw:text-box>
            <text:p><text:span text:style-name="T1">y</text:span></text:p>
          </draw:text-box>
        </draw:frame>
        <draw:frame draw:style-name="gr4" draw:text-style-name="P4" draw:layer="layout" svg:width="0.764cm" svg:height="0.747cm" svg:x="11.602cm" svg:y="7.202cm">
          <draw:text-box>
            <text:p><text:span text:style-name="T1">z</text:span></text:p>
          </draw:text-box>
        </draw:frame>
        <draw:custom-shape draw:style-name="gr5" draw:text-style-name="P3" xml:id="id1" draw:id="id1" draw:layer="layout" svg:width="0.8cm" svg:height="0.8cm" svg:x="10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88cm" svg:height="0.602cm" svg:x="10.412cm" svg:y="4.699cm">
          <draw:text-box>
            <text:p text:style-name="P1"><text:span text:style-name="T3">+</text:span></text:p>
          </draw:text-box>
        </draw:frame>
        <draw:connector draw:style-name="gr2" draw:text-style-name="P3" draw:layer="layout" svg:x1="11.4cm" svg:y1="5cm" svg:x2="13cm" svg:y2="5cm" draw:start-shape="id1" draw:start-glue-point="10" draw:end-shape="id2" draw:end-glue-point="3" svg:d="M11400 5000h1600" svg:viewBox="0 0 1601 1">
          <text:p/>
        </draw:connector>
        <draw:line draw:style-name="gr2" draw:text-style-name="P3" xml:id="id3" draw:id="id3" draw:layer="layout" svg:x1="16cm" svg:y1="5cm" svg:x2="19cm" svg:y2="5cm">
          <text:p/>
        </draw:line>
        <draw:connector draw:style-name="gr2" draw:text-style-name="P3" draw:layer="layout" svg:x1="17.5cm" svg:y1="5cm" svg:x2="16cm" svg:y2="8cm" draw:start-shape="id3" draw:start-glue-point="0" draw:end-shape="id4" draw:end-glue-point="1" svg:d="M17500 5000v3000h-1500" svg:viewBox="0 0 1501 3001">
          <text:p/>
        </draw:connector>
        <draw:connector draw:style-name="gr2" draw:text-style-name="P3" draw:layer="layout" svg:x1="13cm" svg:y1="8cm" svg:x2="11cm" svg:y2="5.4cm" draw:start-shape="id4" draw:start-glue-point="3" draw:end-shape="id1" draw:end-glue-point="8" svg:d="M13000 8000h-2000v-2600" svg:viewBox="0 0 2001 2601">
          <text:p/>
        </draw:connector>
        <draw:frame draw:style-name="gr7" draw:text-style-name="P5" draw:layer="layout" svg:width="0.788cm" svg:height="0.602cm" svg:x="10.712cm" svg:y="4.899cm">
          <draw:text-box>
            <text:p text:style-name="P1"><text:span text:style-name="T3">-</text:span></text:p>
          </draw:text-box>
        </draw:frame>
        <draw:frame draw:style-name="gr8" draw:text-style-name="P4" draw:layer="layout" svg:width="0.79cm" svg:height="0.747cm" svg:x="11.601cm" svg:y="4.101cm">
          <draw:text-box>
            <text:p><text:span text:style-name="T4">ε</text:span></text:p>
          </draw:text-box>
        </draw:frame>
        <draw:custom-shape draw:style-name="gr9" draw:text-style-name="P3" draw:layer="layout" svg:width="10.2cm" svg:height="5.2cm" svg:x="8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2-18T09:15:46.550006261</dc:date>
    <meta:editing-duration>PT20M2S</meta:editing-duration>
    <meta:editing-cycles>12</meta:editing-cycles>
    <meta:generator>LibreOffice/6.1.5.2$Linux_X86_64 LibreOffice_project/10$Build-2</meta:generator>
    <meta:document-statistic meta:object-count="15"/>
  </office:meta>
</office:document-meta>
</file>